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utputContextImpl.setProperty( String propertyName , String property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utputContextImpl.setContentLength( long content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utputContextImpl.setETag( String eta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utputContextImpl.getOut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ContextImpl.has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utputContextImpl.setContentLanguage( String contentLangu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utputContextImpl.setContentType( String content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utputContextImpl.setModificationTime( long modificationTi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utputContextImpl.OutputContextImpl( HttpServletResponse response , OutputStream 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